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solid" draw:stroke-dash="Long_20_Dot_20__28_Rounded_29_" svg:stroke-color="#000000" svg:stroke-linecap="round" draw:fill-color="#bbe33d" draw:textarea-horizontal-align="justify" draw:textarea-vertical-align="middle" draw:auto-grow-height="false" fo:min-height="1.548cm" fo:min-width="1.319cm" loext:decorative="false"/>
    </style:style>
    <style:style style:name="gr3" style:family="graphic" style:parent-style-name="standard">
      <style:graphic-properties draw:stroke="none" draw:stroke-dash="Long_20_Dot_20__28_Rounded_29_" svg:stroke-color="#000000" svg:stroke-linecap="round" draw:fill="none" draw:fill-color="#ffffff" draw:textarea-horizontal-align="left" draw:auto-grow-height="true" draw:auto-grow-width="false" fo:min-height="0.789cm" fo:min-width="3.846cm" loext:decorative="false"/>
      <style:paragraph-properties style:writing-mode="lr-tb"/>
    </style:style>
    <style:style style:name="gr4" style:family="graphic" style:parent-style-name="objectwithoutfill">
      <style:graphic-properties svg:stroke-width="0.106cm" draw:marker-start="" draw:marker-start-width="0.358cm" draw:marker-end="" draw:marker-end-width="0.358cm" draw:fill="none" draw:textarea-vertical-align="middle" fo:padding-top="0.177cm" fo:padding-bottom="0.177cm" fo:padding-left="0.302cm" fo:padding-right="0.302cm" loext:decorative="false"/>
    </style:style>
    <style:style style:name="gr5" style:family="graphic" style:parent-style-name="standard">
      <style:graphic-properties draw:fill-color="#ffe994" draw:textarea-horizontal-align="justify" draw:textarea-vertical-align="middle" draw:auto-grow-height="false" fo:min-height="0.538cm" fo:min-width="1.834cm" loext:decorative="false"/>
      <style:paragraph-properties style:writing-mode="lr-tb"/>
    </style:style>
    <style:style style:name="gr6" style:family="graphic" style:parent-style-name="standard">
      <style:graphic-properties draw:fill-color="#ffa6a6" draw:textarea-horizontal-align="justify" draw:textarea-vertical-align="middle" draw:auto-grow-height="false" fo:min-height="0.538cm" fo:min-width="1.834cm" loext:decorative="false"/>
      <style:paragraph-properties style:writing-mode="lr-tb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0.538cm" fo:min-width="1.834cm" loext:decorative="false"/>
      <style:paragraph-properties style:writing-mode="lr-tb"/>
    </style:style>
    <style:style style:name="gr8" style:family="graphic" style:parent-style-name="standard">
      <style:graphic-properties draw:fill-color="#bbe33d" draw:textarea-horizontal-align="justify" draw:textarea-vertical-align="middle" draw:auto-grow-height="false" fo:min-height="0.538cm" fo:min-width="1.834cm" loext:decorative="false"/>
      <style:paragraph-properties style:writing-mode="lr-tb"/>
    </style:style>
    <style:style style:name="gr9" style:family="graphic" style:parent-style-name="standard">
      <style:graphic-properties draw:fill-color="#e8a202" draw:textarea-horizontal-align="justify" draw:textarea-vertical-align="middle" draw:auto-grow-height="false" fo:min-height="0.538cm" fo:min-width="1.834cm" loext:decorative="false"/>
      <style:paragraph-properties style:writing-mode="lr-tb"/>
    </style:style>
    <style:style style:name="gr10" style:family="graphic" style:parent-style-name="standard">
      <style:graphic-properties draw:fill-color="#b3cac7" draw:textarea-horizontal-align="justify" draw:textarea-vertical-align="middle" draw:auto-grow-height="false" fo:min-height="0.538cm" fo:min-width="1.834cm" loext:decorative="false"/>
      <style:paragraph-properties style:writing-mode="lr-tb"/>
    </style:style>
    <style:style style:name="gr11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bbe33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e994"/>
      <style:paragraph-properties fo:text-align="center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-color="#ffe994"/>
      <style:paragraph-properties fo:text-align="center"/>
      <style:text-properties fo:font-size="9pt" style:font-size-asian="9pt" style:font-size-complex="9pt"/>
    </style:style>
    <style:style style:name="P8" style:family="paragraph">
      <loext:graphic-properties draw:fill-color="#ffa6a6"/>
      <style:paragraph-properties fo:text-align="center"/>
      <style:text-properties fo:font-size="9pt" style:font-size-asian="9pt" style:font-size-complex="9pt"/>
    </style:style>
    <style:style style:name="P9" style:family="paragraph">
      <loext:graphic-properties draw:fill-color="#b4c7dc"/>
      <style:paragraph-properties fo:text-align="center"/>
    </style:style>
    <style:style style:name="P10" style:family="paragraph">
      <style:paragraph-properties fo:text-align="center"/>
      <style:text-properties fo:font-size="8pt" style:font-size-asian="8pt" style:font-size-complex="8pt"/>
    </style:style>
    <style:style style:name="P11" style:family="paragraph">
      <loext:graphic-properties draw:fill-color="#bbe33d"/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-color="#e8a202"/>
      <style:paragraph-properties fo:text-align="center"/>
    </style:style>
    <style:style style:name="P13" style:family="paragraph">
      <loext:graphic-properties draw:fill-color="#b3cac7"/>
      <style:paragraph-properties fo:text-align="center"/>
      <style:text-properties fo:font-size="8pt" style:font-size-asian="8pt" style:font-size-complex="8pt"/>
    </style:style>
    <style:style style:name="P14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style-name="gr1">
          <draw:custom-shape draw:style-name="gr2" draw:text-style-name="P1" draw:layer="layout" svg:width="2.571cm" svg:height="2.542cm" svg:x="12.085cm" svg:y="6.2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2.422cm" svg:height="1.039cm" svg:x="12.234cm" svg:y="7.106cm">
            <draw:text-box>
              <text:p text:style-name="P2"><text:span text:style-name="T1">Akkudoktor-</text:span><text:span text:style-name="T1"><text:line-break/></text:span><text:span text:style-name="T1">EOS</text:span></text:p>
            </draw:text-box>
          </draw:frame>
        </draw:g>
        <draw:line draw:style-name="gr4" draw:text-style-name="P4" draw:layer="layout" svg:x1="13.423cm" svg:y1="5.366cm" svg:x2="13.423cm" svg:y2="6.273cm">
          <text:p/>
        </draw:line>
        <draw:custom-shape draw:style-name="gr5" draw:text-style-name="P5" draw:layer="layout" svg:width="2.334cm" svg:height="0.788cm" svg:x="12.262cm" svg:y="4.578cm">
          <text:p text:style-name="P2"><text:span text:style-name="T1">Prediction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334cm" svg:height="0.788cm" svg:x="7.268cm" svg:y="2.809cm">
          <text:p text:style-name="P2"><text:span text:style-name="T1">Electricity Pric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334cm" svg:height="0.788cm" svg:x="9.75cm" svg:y="2.824cm">
          <text:p text:style-name="P6"><text:span text:style-name="T2">Household Load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334cm" svg:height="0.788cm" svg:x="12.262cm" svg:y="2.795cm">
          <text:p text:style-name="P2"><text:span text:style-name="T1">Weather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334cm" svg:height="0.788cm" svg:x="14.789cm" svg:y="2.795cm">
          <text:p text:style-name="P6"><text:span text:style-name="T2">PV Produ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334cm" svg:height="0.788cm" svg:x="17.257cm" svg:y="2.795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458cm" svg:y1="3.597cm" svg:x2="13.423cm" svg:y2="4.578cm">
          <text:p/>
        </draw:line>
        <draw:line draw:style-name="gr4" draw:text-style-name="P4" draw:layer="layout" svg:x1="10.881cm" svg:y1="3.612cm" svg:x2="13.424cm" svg:y2="4.579cm">
          <text:p/>
        </draw:line>
        <draw:line draw:style-name="gr4" draw:text-style-name="P4" draw:layer="layout" svg:x1="13.423cm" svg:y1="3.583cm" svg:x2="13.425cm" svg:y2="4.58cm">
          <text:p/>
        </draw:line>
        <draw:line draw:style-name="gr4" draw:text-style-name="P4" draw:layer="layout" svg:x1="16.083cm" svg:y1="3.583cm" svg:x2="13.425cm" svg:y2="4.581cm">
          <text:p/>
        </draw:line>
        <draw:line draw:style-name="gr4" draw:text-style-name="P4" draw:layer="layout" svg:x1="18.491cm" svg:y1="3.583cm" svg:x2="13.425cm" svg:y2="4.581cm">
          <text:p/>
        </draw:line>
        <draw:custom-shape draw:style-name="gr6" draw:text-style-name="P8" draw:layer="layout" svg:width="2.334cm" svg:height="0.788cm" svg:x="8.664cm" svg:y="5.99cm">
          <text:p text:style-name="P6"><text:span text:style-name="T2">Optimiz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334cm" svg:height="0.788cm" svg:x="8.723cm" svg:y="8.398cm">
          <text:p text:style-name="P2"><text:span text:style-name="T1">Simul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334cm" svg:height="0.788cm" svg:x="15.62cm" svg:y="6.138cm">
          <text:p text:style-name="P10"><text:span text:style-name="T3">Energy Managem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334cm" svg:height="0.788cm" svg:x="15.738cm" svg:y="8.308cm">
          <text:p text:style-name="P2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334cm" svg:height="0.788cm" svg:x="19.483cm" svg:y="8.309cm">
          <text:p text:style-name="P2"><text:span text:style-name="T1">EOSdash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334cm" svg:height="0.788cm" svg:x="19.469cm" svg:y="9.661cm">
          <text:p text:style-name="P2"><text:span text:style-name="T1">REST Server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5.62cm" svg:y1="6.659cm" svg:x2="14.523cm" svg:y2="7.001cm">
          <text:p/>
        </draw:line>
        <draw:line draw:style-name="gr4" draw:text-style-name="P4" draw:layer="layout" svg:x1="15.738cm" svg:y1="8.562cm" svg:x2="14.538cm" svg:y2="8.145cm">
          <text:p/>
        </draw:line>
        <draw:line draw:style-name="gr4" draw:text-style-name="P4" draw:layer="layout" svg:x1="18.072cm" svg:y1="8.726cm" svg:x2="19.469cm" svg:y2="8.727cm">
          <text:p/>
        </draw:line>
        <draw:line draw:style-name="gr4" draw:text-style-name="P4" draw:layer="layout" svg:x1="18.073cm" svg:y1="8.727cm" svg:x2="19.469cm" svg:y2="10.093cm">
          <text:p/>
        </draw:line>
        <draw:line draw:style-name="gr4" draw:text-style-name="P4" draw:layer="layout" svg:x1="12.174cm" svg:y1="6.986cm" svg:x2="10.998cm" svg:y2="6.57cm">
          <text:p/>
        </draw:line>
        <draw:line draw:style-name="gr4" draw:text-style-name="P4" draw:layer="layout" svg:x1="12.278cm" svg:y1="8.25cm" svg:x2="11.057cm" svg:y2="8.785cm">
          <text:p/>
        </draw:line>
        <draw:custom-shape draw:style-name="gr10" draw:text-style-name="P13" draw:layer="layout" svg:width="2.334cm" svg:height="0.788cm" svg:x="12.188cm" svg:y="9.721cm">
          <text:p text:style-name="P10"><text:span text:style-name="T3">Configur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334cm" svg:height="0.788cm" svg:x="4.888cm" svg:y="8.413cm">
          <text:p text:style-name="P2"><text:span text:style-name="T1">Devices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723cm" svg:y1="8.785cm" svg:x2="7.222cm" svg:y2="8.785cm">
          <text:p/>
        </draw:line>
        <draw:line draw:style-name="gr4" draw:text-style-name="P4" draw:layer="layout" svg:x1="13.437cm" svg:y1="8.815cm" svg:x2="13.437cm" svg:y2="9.722cm">
          <text:p/>
        </draw:line>
        <draw:custom-shape draw:style-name="gr6" draw:text-style-name="P8" draw:layer="layout" svg:width="2.334cm" svg:height="0.788cm" svg:x="5.007cm" svg:y="5.038cm">
          <text:p text:style-name="P6"><text:span text:style-name="T2">Fitness Fun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334cm" svg:height="0.788cm" svg:x="4.918cm" svg:y="6.629cm">
          <text:p text:style-name="P6"><text:span text:style-name="T2">Parameters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341cm" svg:y1="5.47cm" svg:x2="8.664cm" svg:y2="6.377cm">
          <text:p/>
        </draw:line>
        <draw:line draw:style-name="gr4" draw:text-style-name="P4" draw:layer="layout" svg:x1="7.252cm" svg:y1="7.046cm" svg:x2="8.665cm" svg:y2="6.378cm">
          <text:p/>
        </draw:line>
        <draw:custom-shape draw:style-name="gr7" draw:text-style-name="P9" draw:layer="layout" svg:width="2.334cm" svg:height="0.788cm" svg:x="1.231cm" svg:y="7.461cm">
          <text:p text:style-name="P2"><text:span text:style-name="T1">Model Parameters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3.565cm" svg:y1="7.819cm" svg:x2="4.888cm" svg:y2="8.726cm">
          <text:p/>
        </draw:line>
        <draw:custom-shape draw:style-name="gr7" draw:text-style-name="P9" draw:layer="layout" svg:width="2.334cm" svg:height="0.788cm" svg:x="1.231cm" svg:y="8.413cm">
          <text:p text:style-name="P2"><text:span text:style-name="T1">Initial Stat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334cm" svg:height="0.788cm" svg:x="1.231cm" svg:y="9.409cm">
          <text:p text:style-name="P2"><text:span text:style-name="T1">System Trajectories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3.565cm" svg:y1="8.727cm" svg:x2="4.889cm" svg:y2="8.727cm">
          <text:p/>
        </draw:line>
        <draw:line draw:style-name="gr4" draw:text-style-name="P4" draw:layer="layout" svg:x1="3.565cm" svg:y1="9.87cm" svg:x2="4.889cm" svg:y2="8.727cm">
          <text:p/>
        </draw:line>
        <draw:custom-shape draw:style-name="gr9" draw:text-style-name="P12" draw:layer="layout" svg:width="2.334cm" svg:height="0.788cm" svg:x="23.304cm" svg:y="9.735cm">
          <text:p text:style-name="P2"><text:span text:style-name="T1">REST API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3.304cm" svg:y1="10.079cm" svg:x2="21.803cm" svg:y2="10.079cm">
          <text:p/>
        </draw:line>
        <draw:line draw:style-name="gr4" draw:text-style-name="P4" draw:layer="layout" svg:x1="23.318cm" svg:y1="8.666cm" svg:x2="21.817cm" svg:y2="8.666cm">
          <text:p/>
        </draw:line>
        <draw:custom-shape draw:style-name="gr9" draw:text-style-name="P12" draw:layer="layout" svg:width="2.334cm" svg:height="0.788cm" svg:x="23.319cm" svg:y="8.278cm">
          <text:p text:style-name="P2"><text:span text:style-name="T1">User Interfac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334cm" svg:height="0.788cm" svg:x="19.469cm" svg:y="6.078cm">
          <text:p text:style-name="P10"><text:span text:style-name="T3">Scheduling Plan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9.455cm" svg:y1="6.481cm" svg:x2="17.954cm" svg:y2="6.481cm">
          <text:p/>
        </draw:line>
        <draw:custom-shape draw:style-name="gr8" draw:text-style-name="P11" draw:layer="layout" svg:width="2.334cm" svg:height="0.788cm" svg:x="19.44cm" svg:y="4.83cm">
          <text:p text:style-name="P10"><text:span text:style-name="T3">Operation Control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9.44cm" svg:y1="5.366cm" svg:x2="17.955cm" svg:y2="6.481cm">
          <text:p/>
        </draw:lin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1:52:57.464139299</meta:creation-date>
    <dc:date>2025-01-08T16:58:29.948889985</dc:date>
    <meta:editing-duration>PT20M7S</meta:editing-duration>
    <meta:editing-cycles>7</meta:editing-cycles>
    <meta:generator>LibreOffice/24.2.7.2$Linux_X86_64 LibreOffice_project/420$Build-2</meta:generator>
    <meta:document-statistic meta:object-count="72"/>
  </office:meta>
</office:document-meta>
</file>